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.0102in" fo:margin-top="0.0035in" fo:margin-bottom="0in" fo:line-height="0.111in" fo:text-align="center" style:justify-single-word="false" fo:text-indent="0in" style:auto-text-indent="false" style:page-number="auto"/>
    </style:style>
    <style:style style:name="P2" style:family="paragraph" style:parent-style-name="Standard">
      <style:paragraph-properties fo:margin-left="0in" fo:margin-right="0.0102in" fo:margin-top="0.0035in" fo:margin-bottom="0in" fo:line-height="0.139in" fo:text-align="center" style:justify-single-word="false" fo:text-indent="0in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0in" fo:margin-right="0.0102in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0.0102in" fo:line-height="0.139in" fo:text-align="center" style:justify-single-word="false" fo:text-indent="0in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.0102in" fo:text-align="center" style:justify-single-word="false" fo:text-indent="0in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margin-left="0in" fo:margin-right="0.0102in" fo:line-height="0.139in" fo:text-align="center" style:justify-single-word="false" fo:text-indent="0in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margin-left="0in" fo:margin-right="0.0102in" fo:margin-top="0.0043in" fo:margin-bottom="0in" fo:line-height="0.1807in" fo:text-align="center" style:justify-single-word="false" fo:text-indent="0in" style:auto-text-indent="false"/>
      <style:text-properties fo:font-size="13pt" style:font-size-asian="13pt" style:font-size-complex="13pt"/>
    </style:style>
    <style:style style:name="P8" style:family="paragraph" style:parent-style-name="Standard">
      <style:paragraph-properties fo:margin-left="0in" fo:margin-right="0.0102in" fo:margin-top="0.0083in" fo:margin-bottom="0in" fo:line-height="0.1528in" fo:text-align="center" style:justify-single-word="false" fo:text-indent="0in" style:auto-text-indent="false"/>
      <style:text-properties fo:font-size="11pt" style:font-size-asian="11pt" style:font-size-complex="11pt"/>
    </style:style>
    <style:style style:name="P9" style:family="paragraph" style:parent-style-name="Standard">
      <style:paragraph-properties fo:margin-left="0in" fo:margin-right="0.0102in" fo:margin-top="0.0055in" fo:margin-bottom="0in" fo:line-height="0.111in" fo:text-align="center" style:justify-single-word="false" fo:text-indent="0in" style:auto-text-indent="false"/>
      <style:text-properties fo:font-size="8pt" style:font-size-asian="8pt" style:font-size-complex="8pt"/>
    </style:style>
    <style:style style:name="P10" style:family="paragraph" style:parent-style-name="Standard" style:master-page-name="Converted2">
      <style:paragraph-properties fo:margin-left="0in" fo:margin-right="0.0102in" fo:margin-top="0.0382in" fo:margin-bottom="0in" fo:text-align="center" style:justify-single-word="false" fo:text-indent="0in" style:auto-text-indent="false" style:page-number="auto"/>
    </style:style>
    <style:style style:name="P11" style:family="paragraph" style:parent-style-name="Standard">
      <style:paragraph-properties fo:margin-left="0in" fo:margin-right="0.0102in" fo:margin-top="0.0063in" fo:margin-bottom="0in" fo:line-height="0.111in" fo:text-align="center" style:justify-single-word="false" fo:text-indent="0in" style:auto-text-indent="false"/>
      <style:text-properties fo:font-size="8pt" style:font-size-asian="8pt" style:font-size-complex="8pt"/>
    </style:style>
    <style:style style:name="P12" style:family="paragraph" style:parent-style-name="Standard">
      <style:paragraph-properties fo:margin-left="0in" fo:margin-right="0.0102in" fo:margin-top="0.011in" fo:margin-bottom="0in" fo:line-height="0.1807in" fo:text-align="center" style:justify-single-word="false" fo:text-indent="0in" style:auto-text-indent="false"/>
      <style:text-properties fo:font-size="13pt" style:font-size-asian="13pt" style:font-size-complex="13pt"/>
    </style:style>
    <style:style style:name="P13" style:family="paragraph" style:parent-style-name="Standard" style:master-page-name="Converted3">
      <style:paragraph-properties fo:margin-left="0in" fo:margin-right="0.0102in" fo:margin-top="0.0516in" fo:margin-bottom="0in" fo:text-align="center" style:justify-single-word="false" fo:text-indent="0in" style:auto-text-indent="false" style:page-number="auto"/>
    </style:style>
    <style:style style:name="P14" style:family="paragraph" style:parent-style-name="Standard" style:master-page-name="Converted4">
      <style:paragraph-properties fo:margin-left="0in" fo:margin-right="0.0102in" fo:margin-top="0.0516in" fo:margin-bottom="0in" fo:text-align="center" style:justify-single-word="false" fo:text-indent="0in" style:auto-text-indent="false" style:page-number="auto"/>
    </style:style>
    <style:style style:name="P15" style:family="paragraph" style:parent-style-name="Standard" style:master-page-name="Converted5">
      <style:paragraph-properties fo:margin-left="0in" fo:margin-right="0.0102in" fo:margin-top="0.0516in" fo:margin-bottom="0in" fo:text-align="center" style:justify-single-word="false" fo:text-indent="0in" style:auto-text-indent="false" style:page-number="auto"/>
    </style:style>
    <style:style style:name="T1" style:family="text">
      <style:text-properties style:font-name="Times New Roman" fo:letter-spacing="normal" style:font-name-asian="Times New Roman1" style:font-name-complex="Times New Roman1" style:text-scale="100%"/>
    </style:style>
    <style:style style:name="T2" style:family="text">
      <style:text-properties style:font-name="Times New Roman" fo:font-size="16pt" fo:letter-spacing="normal" style:font-name-asian="Times New Roman1" style:font-size-asian="16pt" style:font-name-complex="Times New Roman1" style:font-size-complex="16pt" style:text-scale="100%"/>
    </style:style>
    <style:style style:name="T3" style:family="text">
      <style:text-properties style:font-name="Times New Roman" fo:font-size="16pt" fo:letter-spacing="normal" style:text-underline-style="solid" style:text-underline-width="auto" style:text-underline-color="font-color" style:font-name-asian="Times New Roman1" style:font-size-asian="16pt" style:font-name-complex="Times New Roman1" style:font-size-complex="16pt" style:text-scale="100%"/>
    </style:style>
    <style:style style:name="T4" style:family="text">
      <style:text-properties style:font-name="Times New Roman" fo:font-size="16pt" fo:letter-spacing="-0.0134in" style:font-name-asian="Times New Roman1" style:font-size-asian="16pt" style:font-name-complex="Times New Roman1" style:font-size-complex="16pt" style:text-scale="100%"/>
    </style:style>
    <style:style style:name="T5" style:family="text">
      <style:text-properties style:font-name="Times New Roman" fo:font-size="16pt" fo:letter-spacing="0.0016in" style:font-name-asian="Times New Roman1" style:font-size-asian="16pt" style:font-name-complex="Times New Roman1" style:font-size-complex="16pt" style:text-scale="100%"/>
    </style:style>
    <style:style style:name="T6" style:family="text">
      <style:text-properties style:font-name="Times New Roman" fo:font-size="16pt" fo:letter-spacing="-0.0008in" style:font-name-asian="Times New Roman1" style:font-size-asian="16pt" style:font-name-complex="Times New Roman1" style:font-size-complex="16pt" style:text-scale="100%"/>
    </style:style>
    <style:style style:name="T7" style:family="text">
      <style:text-properties style:font-name="Times New Roman" fo:font-size="16pt" fo:letter-spacing="-0.0008in" style:text-underline-style="solid" style:text-underline-width="auto" style:text-underline-color="font-color" style:font-name-asian="Times New Roman1" style:font-size-asian="16pt" style:font-name-complex="Times New Roman1" style:font-size-complex="16pt" style:text-scale="100%"/>
    </style:style>
    <style:style style:name="T8" style:family="text">
      <style:text-properties style:font-name="Times New Roman" fo:font-size="16pt" fo:letter-spacing="0.0008in" style:font-name-asian="Times New Roman1" style:font-size-asian="16pt" style:font-name-complex="Times New Roman1" style:font-size-complex="16pt" style:text-scale="100%"/>
    </style:style>
    <style:style style:name="T9" style:family="text">
      <style:text-properties style:font-name="Times New Roman" fo:font-size="16pt" fo:letter-spacing="-0.002in" style:font-name-asian="Times New Roman1" style:font-size-asian="16pt" style:font-name-complex="Times New Roman1" style:font-size-complex="16pt" style:text-scale="100%"/>
    </style:style>
    <style:style style:name="T10" style:family="text">
      <style:text-properties style:font-name="Times New Roman" fo:font-size="16pt" fo:letter-spacing="0.0028in" style:font-name-asian="Times New Roman1" style:font-size-asian="16pt" style:font-name-complex="Times New Roman1" style:font-size-complex="16pt" style:text-scale="100%"/>
    </style:style>
    <style:style style:name="T11" style:family="text">
      <style:text-properties style:font-name="Times New Roman" fo:font-size="16pt" fo:letter-spacing="-0.0016in" style:font-name-asian="Times New Roman1" style:font-size-asian="16pt" style:font-name-complex="Times New Roman1" style:font-size-complex="16pt" style:text-scale="100%"/>
    </style:style>
    <style:style style:name="T12" style:family="text">
      <style:text-properties style:font-name="Times New Roman" fo:font-size="16pt" fo:letter-spacing="0.052in" style:font-name-asian="Times New Roman1" style:font-size-asian="16pt" style:font-name-complex="Times New Roman1" style:font-size-complex="16pt" style:text-scale="100%"/>
    </style:style>
    <style:style style:name="T13" style:family="text">
      <style:text-properties style:font-name="Times New Roman" fo:font-size="16pt" fo:letter-spacing="0.0437in" style:font-name-asian="Times New Roman1" style:font-size-asian="16pt" style:font-name-complex="Times New Roman1" style:font-size-complex="16pt" style:text-scale="100%"/>
    </style:style>
    <style:style style:name="T14" style:family="text">
      <style:text-properties style:font-name="Times New Roman" fo:font-size="16pt" fo:letter-spacing="-0.0118in" style:font-name-asian="Times New Roman1" style:font-size-asian="16pt" style:font-name-complex="Times New Roman1" style:font-size-complex="16pt" style:text-scale="100%"/>
    </style:style>
    <style:style style:name="T15" style:family="text">
      <style:text-properties style:font-name="Times New Roman" fo:font-size="16pt" fo:letter-spacing="0.0516in" style:font-name-asian="Times New Roman1" style:font-size-asian="16pt" style:font-name-complex="Times New Roman1" style:font-size-complex="16pt" style:text-scale="100%"/>
    </style:style>
    <style:style style:name="T16" style:family="text">
      <style:text-properties style:font-name="Times New Roman" fo:font-size="16pt" fo:letter-spacing="-0.0083in" style:font-name-asian="Times New Roman1" style:font-size-asian="16pt" style:font-name-complex="Times New Roman1" style:font-size-complex="16pt" style:text-scale="100%"/>
    </style:style>
    <style:style style:name="T17" style:family="text">
      <style:text-properties style:font-name="Times New Roman" fo:font-size="16pt" fo:letter-spacing="-0.0091in" style:font-name-asian="Times New Roman1" style:font-size-asian="16pt" style:font-name-complex="Times New Roman1" style:font-size-complex="16pt" style:text-scale="100%"/>
    </style:style>
    <style:style style:name="T18" style:family="text">
      <style:text-properties style:font-name="Times New Roman" fo:font-size="16pt" fo:letter-spacing="0.0528in" style:font-name-asian="Times New Roman1" style:font-size-asian="16pt" style:font-name-complex="Times New Roman1" style:font-size-complex="16pt" style:text-scale="100%"/>
    </style:style>
    <style:style style:name="T19" style:family="text">
      <style:text-properties style:font-name="Times New Roman" fo:font-size="16pt" fo:letter-spacing="0.0445in" style:font-name-asian="Times New Roman1" style:font-size-asian="16pt" style:font-name-complex="Times New Roman1" style:font-size-complex="16pt" style:text-scale="100%"/>
    </style:style>
    <style:style style:name="T20" style:family="text">
      <style:text-properties style:font-name="Times New Roman" fo:font-size="16pt" fo:letter-spacing="-0.0047in" style:font-name-asian="Times New Roman1" style:font-size-asian="16pt" style:font-name-complex="Times New Roman1" style:font-size-complex="16pt" style:text-scale="100%"/>
    </style:style>
    <style:style style:name="T21" style:family="text">
      <style:text-properties style:font-name="Times New Roman" fo:letter-spacing="-0.0134in" style:font-name-asian="Times New Roman1" style:font-name-complex="Times New Roman1" style:text-scale="100%"/>
    </style:style>
    <style:style style:name="T22" style:family="text">
      <style:text-properties style:font-name="Times New Roman" fo:letter-spacing="0.0016in" style:font-name-asian="Times New Roman1" style:font-name-complex="Times New Roman1" style:text-scale="100%"/>
    </style:style>
    <style:style style:name="T23" style:family="text">
      <style:text-properties style:font-name="Times New Roman" fo:letter-spacing="-0.0008in" style:font-name-asian="Times New Roman1" style:font-name-complex="Times New Roman1" style:text-scale="100%"/>
    </style:style>
    <style:style style:name="T24" style:family="text">
      <style:text-properties style:font-name="Times New Roman" fo:letter-spacing="0.0008in" style:font-name-asian="Times New Roman1" style:font-name-complex="Times New Roman1" style:text-scale="100%"/>
    </style:style>
    <style:style style:name="T25" style:family="text">
      <style:text-properties style:font-name="Times New Roman" fo:letter-spacing="-0.002in" style:font-name-asian="Times New Roman1" style:font-name-complex="Times New Roman1" style:text-scale="100%"/>
    </style:style>
    <style:style style:name="T26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27" style:family="text">
      <style:text-properties style:font-name="Times New Roman" fo:font-size="12pt" fo:letter-spacing="-0.0008in" style:font-name-asian="Times New Roman1" style:font-size-asian="12pt" style:font-name-complex="Times New Roman1" style:font-size-complex="12pt" style:text-scale="100%"/>
    </style:style>
    <style:style style:name="T28" style:family="text">
      <style:text-properties style:font-name="Times New Roman" fo:font-size="12pt" fo:letter-spacing="0.0008in" style:font-name-asian="Times New Roman1" style:font-size-asian="12pt" style:font-name-complex="Times New Roman1" style:font-size-complex="12pt" style:text-scale="100%"/>
    </style:style>
    <style:style style:name="T29" style:family="text">
      <style:text-properties style:font-name="Times New Roman" fo:font-size="12pt" fo:letter-spacing="-0.0028in" style:font-name-asian="Times New Roman1" style:font-size-asian="12pt" style:font-name-complex="Times New Roman1" style:font-size-complex="12pt" style:text-scale="100%"/>
    </style:style>
    <style:style style:name="T30" style:family="text">
      <style:text-properties style:font-name="Times New Roman" fo:font-size="12pt" fo:letter-spacing="0.002in" style:font-name-asian="Times New Roman1" style:font-size-asian="12pt" style:font-name-complex="Times New Roman1" style:font-size-complex="12pt" style:text-scale="100%"/>
    </style:style>
    <style:style style:name="T31" style:family="text">
      <style:text-properties style:font-name="Times New Roman" fo:font-size="12pt" fo:letter-spacing="0.0016in" style:font-name-asian="Times New Roman1" style:font-size-asian="12pt" style:font-name-complex="Times New Roman1" style:font-size-complex="12pt" style:text-scale="100%"/>
    </style:style>
    <style:style style:name="T32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2"/></text:p>
      <text:p text:style-name="P2"><text:span text:style-name="T1"/></text:p>
      <text:p text:style-name="P5"><text:span text:style-name="T23">Cee-lo Program D</text:span><text:span text:style-name="T1">oc</text:span><text:span text:style-name="T24">u</text:span><text:span text:style-name="T25">m</text:span><text:span text:style-name="T1">e</text:span><text:span text:style-name="T24">n</text:span><text:span text:style-name="T23">t</text:span><text:span text:style-name="T1">at</text:span><text:span text:style-name="T23">i</text:span><text:span text:style-name="T1">on</text:span></text:p>
      <text:p text:style-name="P6"/>
      <text:p text:style-name="P7"/>
      <text:p text:style-name="P3"><text:span text:style-name="T2"><text:tab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******Su</text:span><text:span text:style-name="T6">mm</text:span><text:span text:style-name="T2">a</text:span><text:span text:style-name="T9">r</text:span><text:span text:style-name="T10">y</text:span><text:span text:style-name="T2">******</text:span></text:p>
      <text:p text:style-name="P3"><text:span text:style-name="T2">Th</text:span><text:span text:style-name="T6">i</text:span><text:span text:style-name="T2">s</text:span><text:span text:style-name="T8"> </text:span><text:span text:style-name="T2">p</text:span><text:span text:style-name="T6">r</text:span><text:span text:style-name="T2">og</text:span><text:span text:style-name="T6">r</text:span><text:span text:style-name="T5">a</text:span><text:span text:style-name="T2">m</text:span><text:span text:style-name="T6"> </text:span><text:span text:style-name="T2">a</text:span><text:span text:style-name="T6">ll</text:span><text:span text:style-name="T2">o</text:span><text:span text:style-name="T8">w</text:span><text:span text:style-name="T2">s </text:span><text:span text:style-name="T6">t</text:span><text:span text:style-name="T8">w</text:span><text:span text:style-name="T2">o u</text:span><text:span text:style-name="T6">s</text:span><text:span text:style-name="T2">e</text:span><text:span text:style-name="T8">r</text:span><text:span text:style-name="T2">s </text:span><text:span text:style-name="T6">t</text:span><text:span text:style-name="T2">o p</text:span><text:span text:style-name="T6">l</text:span><text:span text:style-name="T11">a</text:span><text:span text:style-name="T2">y</text:span><text:span text:style-name="T10"> </text:span><text:span text:style-name="T2">a </text:span><text:span text:style-name="T6">s</text:span><text:span text:style-name="T8">i</text:span><text:span text:style-name="T9">m</text:span><text:span text:style-name="T5">p</text:span><text:span text:style-name="T6">l</text:span><text:span text:style-name="T2">e, non</text:span><text:span text:style-name="T8">-</text:span><text:span text:style-name="T2">bank</text:span><text:span text:style-name="T6">i</text:span><text:span text:style-name="T2">ng va</text:span><text:span text:style-name="T6">ri</text:span><text:span text:style-name="T2">a</text:span><text:span text:style-name="T8">n</text:span><text:span text:style-name="T2">t</text:span><text:span text:style-name="T6"> </text:span><text:span text:style-name="T2">of</text:span><text:span text:style-name="T8"> </text:span><text:span text:style-name="T6">t</text:span><text:span text:style-name="T2">he ga</text:span><text:span text:style-name="T6">m</text:span><text:span text:style-name="T2">e Cee</text:span><text:span text:style-name="T6">-l</text:span><text:span text:style-name="T2">o</text:span><text:span text:style-name="T5"> </text:span><text:span text:style-name="T2">v</text:span><text:span text:style-name="T6">i</text:span><text:span text:style-name="T2">a a g</text:span><text:span text:style-name="T6">r</text:span><text:span text:style-name="T2">aph</text:span><text:span text:style-name="T6">i</text:span><text:span text:style-name="T2">c</text:span><text:span text:style-name="T8">a</text:span><text:span text:style-name="T2">l</text:span><text:span text:style-name="T6"> i</text:span><text:span text:style-name="T2">n</text:span><text:span text:style-name="T6">t</text:span><text:span text:style-name="T5">e</text:span><text:span text:style-name="T6">rf</text:span><text:span text:style-name="T2">ace.</text:span><text:span text:style-name="T12"> </text:span><text:span text:style-name="T11">T</text:span><text:span text:style-name="T2">he </text:span><text:span text:style-name="T6">i</text:span><text:span text:style-name="T5">n</text:span><text:span text:style-name="T6">t</text:span><text:span text:style-name="T2">e</text:span><text:span text:style-name="T6">rf</text:span><text:span text:style-name="T2">ace</text:span><text:span text:style-name="T8"> </text:span><text:span text:style-name="T2">con</text:span><text:span text:style-name="T6">si</text:span><text:span text:style-name="T8">s</text:span><text:span text:style-name="T6">t</text:span><text:span text:style-name="T2">s</text:span><text:span text:style-name="T8"> </text:span><text:span text:style-name="T2">of </text:span><text:span text:style-name="T6">t</text:span><text:span text:style-name="T2">h</text:span><text:span text:style-name="T6">r</text:span><text:span text:style-name="T2">ee</text:span><text:span text:style-name="T8"> </text:span><text:span text:style-name="T2">d</text:span><text:span text:style-name="T6">i</text:span><text:span text:style-name="T2">e v</text:span><text:span text:style-name="T6">is</text:span><text:span text:style-name="T2">u</text:span><text:span text:style-name="T5">a</text:span><text:span text:style-name="T6">ls</text:span><text:span text:style-name="T2">,</text:span><text:span text:style-name="T5"> </text:span><text:span text:style-name="T2">an </text:span><text:span text:style-name="T6">i</text:span><text:span text:style-name="T2">nd</text:span><text:span text:style-name="T6">i</text:span><text:span text:style-name="T2">cat</text:span><text:span text:style-name="T6">i</text:span><text:span text:style-name="T2">on of</text:span><text:span text:style-name="T8"> </text:span><text:span text:style-name="T2">h</text:span><text:span text:style-name="T11">o</text:span><text:span text:style-name="T2">w </text:span><text:span text:style-name="T6">m</text:span><text:span text:style-name="T2">a</text:span><text:span text:style-name="T11">n</text:span><text:span text:style-name="T2">y</text:span><text:span text:style-name="T10"> </text:span><text:span text:style-name="T2">ga</text:span><text:span text:style-name="T6">m</text:span><text:span text:style-name="T2">es</text:span><text:span text:style-name="T6"> </text:span><text:span text:style-name="T2">ei</text:span><text:span text:style-name="T6">t</text:span><text:span text:style-name="T2">her</text:span><text:span text:style-name="T6"> </text:span><text:span text:style-name="T2">p</text:span><text:span text:style-name="T6">l</text:span><text:span text:style-name="T11">a</text:span><text:span text:style-name="T10">y</text:span><text:span text:style-name="T2">er</text:span><text:span text:style-name="T6"> </text:span><text:span text:style-name="T2">has</text:span><text:span text:style-name="T6"> </text:span><text:span text:style-name="T8">w</text:span><text:span text:style-name="T2">on up </text:span><text:span text:style-name="T6">t</text:span><text:span text:style-name="T2">o a g</text:span><text:span text:style-name="T6">i</text:span><text:span text:style-name="T2">ven po</text:span><text:span text:style-name="T6">i</text:span><text:span text:style-name="T2">n</text:span><text:span text:style-name="T6">t</text:span><text:span text:style-name="T2">,</text:span><text:span text:style-name="T5"> </text:span><text:span text:style-name="T6">w</text:span><text:span text:style-name="T2">h</text:span><text:span text:style-name="T6">i</text:span><text:span text:style-name="T2">ch</text:span><text:span text:style-name="T8"> </text:span><text:span text:style-name="T2">p</text:span><text:span text:style-name="T6">l</text:span><text:span text:style-name="T11">a</text:span><text:span text:style-name="T5">y</text:span><text:span text:style-name="T2">e</text:span><text:span text:style-name="T6">r</text:span><text:span text:style-name="T2">'s </text:span><text:span text:style-name="T6">t</text:span><text:span text:style-name="T5">u</text:span><text:span text:style-name="T6">r</text:span><text:span text:style-name="T2">n </text:span><text:span text:style-name="T6">i</text:span><text:span text:style-name="T2">t </text:span><text:span text:style-name="T6">is</text:span><text:span text:style-name="T2">,</text:span><text:span text:style-name="T5"> </text:span><text:span text:style-name="T2">and a bu</text:span><text:span text:style-name="T6">tt</text:span><text:span text:style-name="T2">on </text:span><text:span text:style-name="T6">t</text:span><text:span text:style-name="T2">o</text:span><text:span text:style-name="T5"> </text:span><text:span text:style-name="T6">r</text:span><text:span text:style-name="T2">o</text:span><text:span text:style-name="T6">l</text:span><text:span text:style-name="T2">l </text:span><text:span text:style-name="T6">t</text:span><text:span text:style-name="T2">he d</text:span><text:span text:style-name="T6">i</text:span><text:span text:style-name="T2">ce.</text:span><text:span text:style-name="T13"> </text:span><text:span text:style-name="T2">A</text:span><text:span text:style-name="T14"> </text:span><text:span text:style-name="T9">t</text:span><text:span text:style-name="T5">y</text:span><text:span text:style-name="T2">p</text:span><text:span text:style-name="T6">i</text:span><text:span text:style-name="T2">cal ga</text:span><text:span text:style-name="T6">m</text:span><text:span text:style-name="T2">e </text:span><text:span text:style-name="T8">w</text:span><text:span text:style-name="T6">il</text:span><text:span text:style-name="T2">l en</text:span><text:span text:style-name="T6">t</text:span><text:span text:style-name="T2">a</text:span><text:span text:style-name="T6">i</text:span><text:span text:style-name="T2">l each</text:span><text:span text:style-name="T6"> </text:span><text:span text:style-name="T2">p</text:span><text:span text:style-name="T6">l</text:span><text:span text:style-name="T11">a</text:span><text:span text:style-name="T5">y</text:span><text:span text:style-name="T2">er</text:span><text:span text:style-name="T8"> </text:span><text:span text:style-name="T2">c</text:span><text:span text:style-name="T6">li</text:span><text:span text:style-name="T2">ck</text:span><text:span text:style-name="T6">i</text:span><text:span text:style-name="T2">ng</text:span><text:span text:style-name="T5"> </text:span><text:span text:style-name="T2">a bu</text:span><text:span text:style-name="T6">tt</text:span><text:span text:style-name="T2">on</text:span><text:span text:style-name="T5"> </text:span><text:span text:style-name="T6">t</text:span><text:span text:style-name="T2">o </text:span><text:span text:style-name="T6">r</text:span><text:span text:style-name="T2">o</text:span><text:span text:style-name="T8">l</text:span><text:span text:style-name="T2">l</text:span><text:span text:style-name="T6"> t</text:span><text:span text:style-name="T2">he</text:span><text:span text:style-name="T5"> </text:span><text:span text:style-name="T2">d</text:span><text:span text:style-name="T6">i</text:span><text:span text:style-name="T2">ce on </text:span><text:span text:style-name="T6">t</text:span><text:span text:style-name="T2">he </text:span><text:span text:style-name="T6">s</text:span><text:span text:style-name="T2">c</text:span><text:span text:style-name="T6">r</text:span><text:span text:style-name="T2">een,</text:span><text:span text:style-name="T8"> w</text:span><text:span text:style-name="T6">it</text:span><text:span text:style-name="T2">h </text:span><text:span text:style-name="T6">t</text:span><text:span text:style-name="T2">he </text:span><text:span text:style-name="T6">r</text:span><text:span text:style-name="T2">e</text:span><text:span text:style-name="T6">s</text:span><text:span text:style-name="T5">u</text:span><text:span text:style-name="T6">lt</text:span><text:span text:style-name="T2">s</text:span><text:span text:style-name="T8"> </text:span><text:span text:style-name="T2">of each</text:span><text:span text:style-name="T6"> r</text:span><text:span text:style-name="T2">o</text:span><text:span text:style-name="T8">l</text:span><text:span text:style-name="T2">l</text:span><text:span text:style-name="T6"> </text:span><text:span text:style-name="T2">be</text:span><text:span text:style-name="T6">i</text:span><text:span text:style-name="T2">ng</text:span><text:span text:style-name="T5"> </text:span><text:span text:style-name="T2">p</text:span><text:span text:style-name="T6">ri</text:span><text:span text:style-name="T2">n</text:span><text:span text:style-name="T6">t</text:span><text:span text:style-name="T2">ed</text:span><text:span text:style-name="T8"> </text:span><text:span text:style-name="T6">t</text:span><text:span text:style-name="T2">o </text:span><text:span text:style-name="T6">t</text:span><text:span text:style-name="T2">he</text:span><text:span text:style-name="T5"> </text:span><text:span text:style-name="T6">s</text:span><text:span text:style-name="T2">c</text:span><text:span text:style-name="T6">r</text:span><text:span text:style-name="T2">een as</text:span><text:span text:style-name="T6"> </text:span><text:span text:style-name="T8">w</text:span><text:span text:style-name="T2">e</text:span><text:span text:style-name="T6">l</text:span><text:span text:style-name="T2">l as</text:span><text:span text:style-name="T6"> t</text:span><text:span text:style-name="T2">he</text:span><text:span text:style-name="T5"> </text:span><text:span text:style-name="T2">con</text:span><text:span text:style-name="T6">s</text:span><text:span text:style-name="T2">o</text:span><text:span text:style-name="T6">l</text:span><text:span text:style-name="T2">e.</text:span><text:span text:style-name="T15"> </text:span><text:span text:style-name="T2">The va</text:span><text:span text:style-name="T6">l</text:span><text:span text:style-name="T2">ues</text:span><text:span text:style-name="T6"> </text:span><text:span text:style-name="T2">of</text:span><text:span text:style-name="T8"> </text:span><text:span text:style-name="T2">each</text:span><text:span text:style-name="T6"> </text:span><text:span text:style-name="T2">p</text:span><text:span text:style-name="T6">l</text:span><text:span text:style-name="T11">a</text:span><text:span text:style-name="T5">y</text:span><text:span text:style-name="T2">e</text:span><text:span text:style-name="T6">r</text:span><text:span text:style-name="T2">'s</text:span><text:span text:style-name="T8"> </text:span><text:span text:style-name="T6">s</text:span><text:span text:style-name="T2">co</text:span><text:span text:style-name="T6">r</text:span><text:span text:style-name="T2">e </text:span><text:span text:style-name="T8">w</text:span><text:span text:style-name="T6">i</text:span><text:span text:style-name="T8">l</text:span><text:span text:style-name="T2">l</text:span><text:span text:style-name="T6"> </text:span><text:span text:style-name="T2">be ca</text:span><text:span text:style-name="T6">l</text:span><text:span text:style-name="T2">cu</text:span><text:span text:style-name="T6">l</text:span><text:span text:style-name="T5">a</text:span><text:span text:style-name="T6">t</text:span><text:span text:style-name="T2">ed acco</text:span><text:span text:style-name="T6">r</text:span><text:span text:style-name="T2">d</text:span><text:span text:style-name="T6">i</text:span><text:span text:style-name="T2">ng</text:span><text:span text:style-name="T5"> </text:span><text:span text:style-name="T6">t</text:span><text:span text:style-name="T2">o a un</text:span><text:span text:style-name="T6">i</text:span><text:span text:style-name="T2">que</text:span><text:span text:style-name="T5"> </text:span><text:span text:style-name="T6">s</text:span><text:span text:style-name="T2">et</text:span><text:span text:style-name="T6"> </text:span><text:span text:style-name="T2">of </text:span><text:span text:style-name="T6">r</text:span><text:span text:style-name="T2">u</text:span><text:span text:style-name="T6">l</text:span><text:span text:style-name="T2">es</text:span><text:span text:style-name="T8"> </text:span><text:span text:style-name="T6">f</text:span><text:span text:style-name="T2">or Cee</text:span><text:span text:style-name="T6">-l</text:span><text:span text:style-name="T2">o. </text:span><text:span text:style-name="T5"><text:s/></text:span><text:span text:style-name="T6">O</text:span><text:span text:style-name="T2">nce a val</text:span><text:span text:style-name="T6">i</text:span><text:span text:style-name="T2">d </text:span><text:span text:style-name="T6">s</text:span><text:span text:style-name="T2">co</text:span><text:span text:style-name="T6">r</text:span><text:span text:style-name="T2">e</text:span><text:span text:style-name="T5"> </text:span><text:span text:style-name="T6">i</text:span><text:span text:style-name="T2">s ob</text:span><text:span text:style-name="T6">t</text:span><text:span text:style-name="T5">a</text:span><text:span text:style-name="T6">i</text:span><text:span text:style-name="T2">ned </text:span><text:span text:style-name="T11">b</text:span><text:span text:style-name="T2">y</text:span><text:span text:style-name="T5"> </text:span><text:span text:style-name="T2">a p</text:span><text:span text:style-name="T6">l</text:span><text:span text:style-name="T11">a</text:span><text:span text:style-name="T10">y</text:span><text:span text:style-name="T11">e</text:span><text:span text:style-name="T16">r</text:span><text:span text:style-name="T2">, he/</text:span><text:span text:style-name="T6">s</text:span><text:span text:style-name="T2">he pa</text:span><text:span text:style-name="T6">ss</text:span><text:span text:style-name="T2">es</text:span><text:span text:style-name="T8"> </text:span><text:span text:style-name="T6">t</text:span><text:span text:style-name="T2">he </text:span><text:span text:style-name="T6">t</text:span><text:span text:style-name="T2">u</text:span><text:span text:style-name="T6">r</text:span><text:span text:style-name="T2">n</text:span><text:span text:style-name="T5"> </text:span><text:span text:style-name="T6">t</text:span><text:span text:style-name="T2">o </text:span><text:span text:style-name="T6">t</text:span><text:span text:style-name="T2">he</text:span><text:span text:style-name="T5"> </text:span><text:span text:style-name="T2">o</text:span><text:span text:style-name="T6">t</text:span><text:span text:style-name="T2">her</text:span><text:span text:style-name="T6"> </text:span><text:span text:style-name="T2">p</text:span><text:span text:style-name="T6">l</text:span><text:span text:style-name="T11">a</text:span><text:span text:style-name="T10">y</text:span><text:span text:style-name="T2">e</text:span><text:span text:style-name="T17">r</text:span><text:span text:style-name="T2">, </text:span><text:span text:style-name="T6">w</text:span><text:span text:style-name="T2">ho </text:span><text:span text:style-name="T6">t</text:span><text:span text:style-name="T2">hen</text:span><text:span text:style-name="T8"> </text:span><text:span text:style-name="T2">a</text:span><text:span text:style-name="T6">ls</text:span><text:span text:style-name="T2">o </text:span><text:span text:style-name="T6">r</text:span><text:span text:style-name="T5">o</text:span><text:span text:style-name="T6">ll</text:span><text:span text:style-name="T2">s</text:span><text:span text:style-name="T8"> </text:span><text:span text:style-name="T2">un</text:span><text:span text:style-name="T6">ti</text:span><text:span text:style-name="T2">l </text:span><text:span text:style-name="T6">t</text:span><text:span text:style-name="T2">h</text:span><text:span text:style-name="T11">e</text:span><text:span text:style-name="T2">y</text:span><text:span text:style-name="T5"> </text:span><text:span text:style-name="T2">ob</text:span><text:span text:style-name="T6">t</text:span><text:span text:style-name="T5">a</text:span><text:span text:style-name="T6">i</text:span><text:span text:style-name="T2">n a val</text:span><text:span text:style-name="T6">i</text:span><text:span text:style-name="T2">d </text:span><text:span text:style-name="T6">s</text:span><text:span text:style-name="T2">co</text:span><text:span text:style-name="T6">r</text:span><text:span text:style-name="T2">e </text:span><text:span text:style-name="T6">(</text:span><text:span text:style-name="T2">va</text:span><text:span text:style-name="T6">li</text:span><text:span text:style-name="T2">d</text:span><text:span text:style-name="T5"> </text:span><text:span text:style-name="T6">s</text:span><text:span text:style-name="T2">co</text:span><text:span text:style-name="T6">r</text:span><text:span text:style-name="T2">es</text:span><text:span text:style-name="T8"> </text:span><text:span text:style-name="T2">a</text:span><text:span text:style-name="T6">r</text:span><text:span text:style-name="T2">e </text:span><text:span text:style-name="T6">s</text:span><text:span text:style-name="T2">pec</text:span><text:span text:style-name="T6">i</text:span><text:span text:style-name="T8">f</text:span><text:span text:style-name="T6">i</text:span><text:span text:style-name="T2">ed </text:span><text:span text:style-name="T11">b</text:span><text:span text:style-name="T2">y</text:span><text:span text:style-name="T5"> </text:span><text:span text:style-name="T6">t</text:span><text:span text:style-name="T2">he</text:span><text:span text:style-name="T5"> </text:span><text:span text:style-name="T6">r</text:span><text:span text:style-name="T2">u</text:span><text:span text:style-name="T6">l</text:span><text:span text:style-name="T2">es</text:span><text:span text:style-name="T8"> </text:span><text:span text:style-name="T2">of Cee</text:span><text:span text:style-name="T6">-l</text:span><text:span text:style-name="T2">o)</text:span><text:span text:style-name="T8"> </text:span><text:span text:style-name="T6">i</text:span><text:span text:style-name="T2">n </text:span><text:span text:style-name="T8">w</text:span><text:span text:style-name="T2">h</text:span><text:span text:style-name="T6">i</text:span><text:span text:style-name="T2">ch event </text:span><text:span text:style-name="T6">t</text:span><text:span text:style-name="T2">he </text:span><text:span text:style-name="T6">t</text:span><text:span text:style-name="T8">w</text:span><text:span text:style-name="T2">o </text:span><text:span text:style-name="T6">s</text:span><text:span text:style-name="T2">co</text:span><text:span text:style-name="T6">r</text:span><text:span text:style-name="T2">es</text:span><text:span text:style-name="T8"> </text:span><text:span text:style-name="T2">a</text:span><text:span text:style-name="T6">r</text:span><text:span text:style-name="T2">e co</text:span><text:span text:style-name="T6">m</text:span><text:span text:style-name="T2">pa</text:span><text:span text:style-name="T6">r</text:span><text:span text:style-name="T2">ed and a </text:span><text:span text:style-name="T8">w</text:span><text:span text:style-name="T6">i</text:span><text:span text:style-name="T2">nner</text:span><text:span text:style-name="T8"> </text:span><text:span text:style-name="T6">f</text:span><text:span text:style-name="T2">or </text:span><text:span text:style-name="T6">t</text:span><text:span text:style-name="T2">he</text:span><text:span text:style-name="T5"> </text:span><text:span text:style-name="T6">r</text:span><text:span text:style-name="T2">ound </text:span><text:span text:style-name="T6">i</text:span><text:span text:style-name="T2">s</text:span><text:span text:style-name="T8"> </text:span><text:span text:style-name="T2">cho</text:span><text:span text:style-name="T6">s</text:span><text:span text:style-name="T2">en.</text:span><text:span text:style-name="T15"> </text:span><text:span text:style-name="T11">T</text:span><text:span text:style-name="T2">he</text:span><text:span text:style-name="T5"> </text:span><text:span text:style-name="T6">fi</text:span><text:span text:style-name="T8">r</text:span><text:span text:style-name="T6">s</text:span><text:span text:style-name="T2">t p</text:span><text:span text:style-name="T6">l</text:span><text:span text:style-name="T11">a</text:span><text:span text:style-name="T5">y</text:span><text:span text:style-name="T2">er</text:span><text:span text:style-name="T6"> t</text:span><text:span text:style-name="T2">o </text:span><text:span text:style-name="T8">w</text:span><text:span text:style-name="T6">i</text:span><text:span text:style-name="T2">n </text:span><text:span text:style-name="T8">f</text:span><text:span text:style-name="T6">i</text:span><text:span text:style-name="T2">ve </text:span><text:span text:style-name="T6">r</text:span><text:span text:style-name="T2">ounds</text:span><text:span text:style-name="T8"> </text:span><text:span text:style-name="T6">i</text:span><text:span text:style-name="T2">s dec</text:span><text:span text:style-name="T6">l</text:span><text:span text:style-name="T2">a</text:span><text:span text:style-name="T6">r</text:span><text:span text:style-name="T2">ed</text:span><text:span text:style-name="T8"> </text:span><text:span text:style-name="T6">t</text:span><text:span text:style-name="T2">he </text:span><text:span text:style-name="T8">w</text:span><text:span text:style-name="T6">i</text:span><text:span text:style-name="T2">nne</text:span><text:span text:style-name="T4">r</text:span><text:span text:style-name="T2">.</text:span><text:span text:style-name="T18"> </text:span><text:span text:style-name="T2">When a </text:span><text:span text:style-name="T8">w</text:span><text:span text:style-name="T6">i</text:span><text:span text:style-name="T2">nner</text:span><text:span text:style-name="T6"> i</text:span><text:span text:style-name="T2">s</text:span><text:span text:style-name="T8"> </text:span><text:span text:style-name="T2">cho</text:span><text:span text:style-name="T6">s</text:span><text:span text:style-name="T2">en, </text:span><text:span text:style-name="T6">t</text:span><text:span text:style-name="T2">he</text:span><text:span text:style-name="T5"> </text:span><text:span text:style-name="T2">on- </text:span><text:span text:style-name="T6">s</text:span><text:span text:style-name="T2">c</text:span><text:span text:style-name="T6">r</text:span><text:span text:style-name="T2">een</text:span><text:span text:style-name="T8"> </text:span><text:span text:style-name="T2">bu</text:span><text:span text:style-name="T6">tt</text:span><text:span text:style-name="T2">on</text:span><text:span text:style-name="T5"> </text:span><text:span text:style-name="T6">i</text:span><text:span text:style-name="T2">s d</text:span><text:span text:style-name="T6">is</text:span><text:span text:style-name="T2">a</text:span><text:span text:style-name="T8">b</text:span><text:span text:style-name="T6">l</text:span><text:span text:style-name="T2">ed and a </text:span><text:span text:style-name="T6">m</text:span><text:span text:style-name="T2">e</text:span><text:span text:style-name="T8">s</text:span><text:span text:style-name="T6">s</text:span><text:span text:style-name="T2">age dec</text:span><text:span text:style-name="T6">l</text:span><text:span text:style-name="T2">a</text:span><text:span text:style-name="T8">r</text:span><text:span text:style-name="T6">i</text:span><text:span text:style-name="T2">ng </text:span><text:span text:style-name="T6">t</text:span><text:span text:style-name="T2">he</text:span><text:span text:style-name="T5"> </text:span><text:span text:style-name="T8">w</text:span><text:span text:style-name="T6">i</text:span><text:span text:style-name="T2">nner</text:span><text:span text:style-name="T6"> i</text:span><text:span text:style-name="T2">s</text:span><text:span text:style-name="T8"> </text:span><text:span text:style-name="T2">d</text:span><text:span text:style-name="T6">is</text:span><text:span text:style-name="T2">p</text:span><text:span text:style-name="T6">l</text:span><text:span text:style-name="T11">a</text:span><text:span text:style-name="T10">y</text:span><text:span text:style-name="T2">ed.</text:span></text:p>
      <text:p text:style-name="P4"/>
      <text:p text:style-name="P4"/>
      <text:p text:style-name="P4"/>
      <text:p text:style-name="P8"/>
      <text:p text:style-name="P3"><text:span text:style-name="T3">******C</text:span><text:span text:style-name="T7">l</text:span><text:span text:style-name="T3">a</text:span><text:span text:style-name="T7">ss</text:span><text:span text:style-name="T3">e</text:span><text:span text:style-name="T7">s</text:span><text:span text:style-name="T3">******</text:span><text:span text:style-name="T2"> </text:span></text:p>
      <text:p text:style-name="P3"><text:span text:style-name="T2"/></text:p>
      <text:p text:style-name="P3"><text:span text:style-name="T2">******C</text:span><text:span text:style-name="T6">l</text:span><text:span text:style-name="T2">a</text:span><text:span text:style-name="T6">s</text:span><text:span text:style-name="T2">s</text:span><text:span text:style-name="T8"> </text:span><text:span text:style-name="T2">Sco</text:span><text:span text:style-name="T6">r</text:span><text:span text:style-name="T2">e</text:span><text:bookmark-start text:name="__DdeLink__3302_1966290351"/><text:span text:style-name="T2">******</text:span><text:bookmark-end text:name="__DdeLink__3302_1966290351"/></text:p>
      <text:p text:style-name="P3"><text:span text:style-name="T2">*</text:span><text:span text:style-name="T11">T</text:span><text:span text:style-name="T2">h</text:span><text:span text:style-name="T8">i</text:span><text:span text:style-name="T2">s c</text:span><text:span text:style-name="T6">l</text:span><text:span text:style-name="T2">a</text:span><text:span text:style-name="T8">s</text:span><text:span text:style-name="T2">s </text:span><text:span text:style-name="T6">r</text:span><text:span text:style-name="T2">ep</text:span><text:span text:style-name="T6">r</text:span><text:span text:style-name="T2">e</text:span><text:span text:style-name="T6">s</text:span><text:span text:style-name="T2">e</text:span><text:span text:style-name="T8">n</text:span><text:span text:style-name="T6">t</text:span><text:span text:style-name="T2">s</text:span><text:span text:style-name="T8"> </text:span><text:span text:style-name="T6">t</text:span><text:span text:style-name="T2">he ga</text:span><text:span text:style-name="T6">m</text:span><text:span text:style-name="T2">e d</text:span><text:span text:style-name="T6">i</text:span><text:span text:style-name="T2">ce</text:span><text:span text:style-name="T8"> </text:span><text:span text:style-name="T2">on </text:span><text:span text:style-name="T6">t</text:span><text:span text:style-name="T2">he ob</text:span><text:span text:style-name="T8">j</text:span><text:span text:style-name="T2">ect</text:span><text:span text:style-name="T6"> l</text:span><text:span text:style-name="T2">eve</text:span><text:span text:style-name="T6">l</text:span><text:span text:style-name="T2">.</text:span><text:span text:style-name="T19"> </text:span><text:span text:style-name="T8">A</text:span><text:span text:style-name="T6">ls</text:span><text:span text:style-name="T2">o u</text:span><text:span text:style-name="T6">s</text:span><text:span text:style-name="T2">ed </text:span><text:span text:style-name="T6">t</text:span><text:span text:style-name="T2">o</text:span><text:span text:style-name="T5"> </text:span><text:span text:style-name="T2">ho</text:span><text:span text:style-name="T6">l</text:span><text:span text:style-name="T2">d on</text:span><text:span text:style-name="T6">t</text:span><text:span text:style-name="T2">o</text:span><text:span text:style-name="T5"> </text:span><text:span text:style-name="T6">t</text:span><text:span text:style-name="T2">he </text:span><text:span text:style-name="T6">"</text:span><text:span text:style-name="T2">po</text:span><text:span text:style-name="T6">i</text:span><text:span text:style-name="T5">n</text:span><text:span text:style-name="T6">t</text:span><text:span text:style-name="T2">" va</text:span><text:span text:style-name="T6">l</text:span><text:span text:style-name="T2">ue</text:span><text:span text:style-name="T5"> </text:span><text:span text:style-name="T6">f</text:span><text:span text:style-name="T2">or</text:span><text:span text:style-name="T8"> </text:span><text:span text:style-name="T2">each</text:span><text:span text:style-name="T6"> </text:span><text:span text:style-name="T2">p</text:span><text:span text:style-name="T6">l</text:span><text:span text:style-name="T11">a</text:span><text:span text:style-name="T5">y</text:span><text:span text:style-name="T2">er</text:span><text:span text:style-name="T6"> </text:span><text:span text:style-name="T8">i</text:span><text:span text:style-name="T2">f </text:span><text:span text:style-name="T6">t</text:span><text:span text:style-name="T2">he</text:span><text:span text:style-name="T6">r</text:span><text:span text:style-name="T2">e</text:span><text:span text:style-name="T5"> </text:span><text:span text:style-name="T6">i</text:span><text:span text:style-name="T2">s one.</text:span></text:p>
      <text:p text:style-name="P9"/>
      <text:p text:style-name="P3"><text:span text:style-name="T2">******C</text:span><text:span text:style-name="T6">l</text:span><text:span text:style-name="T2">a</text:span><text:span text:style-name="T6">s</text:span><text:span text:style-name="T2">s</text:span><text:span text:style-name="T8"> </text:span><text:span text:style-name="T2">P</text:span><text:span text:style-name="T6">l</text:span><text:span text:style-name="T11">a</text:span><text:span text:style-name="T5">y</text:span><text:span text:style-name="T2">er******</text:span></text:p>
      <text:p text:style-name="P3"><text:span text:style-name="T2">*Rep</text:span><text:span text:style-name="T6">r</text:span><text:span text:style-name="T2">e</text:span><text:span text:style-name="T6">s</text:span><text:span text:style-name="T2">ents </text:span><text:span text:style-name="T6">t</text:span><text:span text:style-name="T2">he</text:span><text:span text:style-name="T5"> </text:span><text:span text:style-name="T2">p</text:span><text:span text:style-name="T6">l</text:span><text:span text:style-name="T11">a</text:span><text:span text:style-name="T5">y</text:span><text:span text:style-name="T2">e</text:span><text:span text:style-name="T6">r</text:span><text:span text:style-name="T2">s</text:span><text:span text:style-name="T8"> </text:span><text:span text:style-name="T6">i</text:span><text:span text:style-name="T2">n </text:span><text:span text:style-name="T6">t</text:span><text:span text:style-name="T2">he g</text:span><text:span text:style-name="T5">a</text:span><text:span text:style-name="T9">m</text:span><text:span text:style-name="T2">e</text:span><text:span text:style-name="T5"> </text:span><text:span text:style-name="T2">on an o</text:span><text:span text:style-name="T11">b</text:span><text:span text:style-name="T8">j</text:span><text:span text:style-name="T2">ect </text:span><text:span text:style-name="T6">l</text:span><text:span text:style-name="T2">eve</text:span><text:span text:style-name="T6">l</text:span><text:span text:style-name="T2">. </text:span><text:span text:style-name="T5"><text:s/></text:span><text:span text:style-name="T11">E</text:span><text:span text:style-name="T2">ach p</text:span><text:span text:style-name="T6">l</text:span><text:span text:style-name="T11">a</text:span><text:span text:style-name="T10">y</text:span><text:span text:style-name="T2">er</text:span><text:span text:style-name="T6"> </text:span><text:span text:style-name="T2">has a Sco</text:span><text:span text:style-name="T6">r</text:span><text:span text:style-name="T2">e </text:span><text:span text:style-name="T6">fi</text:span><text:span text:style-name="T5">e</text:span><text:span text:style-name="T6">l</text:span><text:span text:style-name="T2">d, </text:span><text:span text:style-name="T6">r</text:span><text:span text:style-name="T2">ep</text:span><text:span text:style-name="T6">r</text:span><text:span text:style-name="T5">e</text:span><text:span text:style-name="T6">s</text:span><text:span text:style-name="T2">en</text:span><text:span text:style-name="T6">ti</text:span><text:span text:style-name="T2">ng</text:span><text:span text:style-name="T5"> </text:span><text:span text:style-name="T6">t</text:span><text:span text:style-name="T2">he</text:span><text:span text:style-name="T6">i</text:span><text:span text:style-name="T2">r</text:span><text:span text:style-name="T8"> </text:span><text:span text:style-name="T9">m</text:span><text:span text:style-name="T5">o</text:span><text:span text:style-name="T6">s</text:span><text:span text:style-name="T2">t </text:span><text:span text:style-name="T6">r</text:span><text:span text:style-name="T2">ecent d</text:span><text:span text:style-name="T6">i</text:span><text:span text:style-name="T2">ce </text:span><text:span text:style-name="T6">r</text:span><text:span text:style-name="T2">o</text:span><text:span text:style-name="T8">l</text:span><text:span text:style-name="T6">l</text:span><text:span text:style-name="T2">, as</text:span><text:span text:style-name="T6"> </text:span><text:span text:style-name="T8">w</text:span><text:span text:style-name="T2">e</text:span><text:span text:style-name="T6">l</text:span><text:span text:style-name="T2">l as</text:span><text:span text:style-name="T6"> </text:span><text:span text:style-name="T2">a n</text:span><text:span text:style-name="T5">a</text:span><text:span text:style-name="T9">m</text:span><text:span text:style-name="T2">e, a coun</text:span><text:span text:style-name="T6">t</text:span><text:span text:style-name="T2">er</text:span><text:span text:style-name="T8"> </text:span><text:span text:style-name="T2">va</text:span><text:span text:style-name="T6">ri</text:span><text:span text:style-name="T2">a</text:span><text:span text:style-name="T8">b</text:span><text:span text:style-name="T6">l</text:span><text:span text:style-name="T2">e </text:span><text:span text:style-name="T6">t</text:span><text:span text:style-name="T2">hat </text:span><text:span text:style-name="T6">st</text:span><text:span text:style-name="T2">o</text:span><text:span text:style-name="T6">r</text:span><text:span text:style-name="T5">e</text:span><text:span text:style-name="T2">s how </text:span><text:span text:style-name="T9">m</text:span><text:span text:style-name="T5">a</text:span><text:span text:style-name="T11">n</text:span><text:span text:style-name="T2">y</text:span><text:span text:style-name="T5"> </text:span><text:span text:style-name="T6">r</text:span><text:span text:style-name="T2">ound </text:span><text:span text:style-name="T6">t</text:span><text:span text:style-name="T2">he</text:span><text:span text:style-name="T5"> </text:span><text:span text:style-name="T2">p</text:span><text:span text:style-name="T6">l</text:span><text:span text:style-name="T11">a</text:span><text:span text:style-name="T5">y</text:span><text:span text:style-name="T2">er</text:span><text:span text:style-name="T6"> </text:span><text:span text:style-name="T2">has</text:span><text:span text:style-name="T8"> </text:span><text:span text:style-name="T6">w</text:span><text:span text:style-name="T2">on, and a va</text:span><text:span text:style-name="T6">ri</text:span><text:span text:style-name="T2">ab</text:span><text:span text:style-name="T6">l</text:span><text:span text:style-name="T2">e</text:span><text:span text:style-name="T5"> </text:span><text:span text:style-name="T6">t</text:span><text:span text:style-name="T2">hat </text:span><text:span text:style-name="T6">i</text:span><text:span text:style-name="T2">nd</text:span><text:span text:style-name="T6">i</text:span><text:span text:style-name="T2">ca</text:span><text:span text:style-name="T6">t</text:span><text:span text:style-name="T5">e</text:span><text:span text:style-name="T2">s </text:span><text:span text:style-name="T8">w</text:span><text:span text:style-name="T2">he</text:span><text:span text:style-name="T6">t</text:span><text:span text:style-name="T2">her</text:span><text:span text:style-name="T6"> </text:span><text:span text:style-name="T2">or</text:span><text:span text:style-name="T8"> </text:span><text:span text:style-name="T2">not</text:span><text:span text:style-name="T6"> i</text:span><text:span text:style-name="T2">t </text:span><text:span text:style-name="T6">i</text:span><text:span text:style-name="T2">s</text:span><text:span text:style-name="T8"> </text:span><text:span text:style-name="T6">t</text:span><text:span text:style-name="T2">he p</text:span><text:span text:style-name="T6">l</text:span><text:span text:style-name="T11">a</text:span><text:span text:style-name="T10">y</text:span><text:span text:style-name="T2">e</text:span><text:span text:style-name="T6">r</text:span><text:span text:style-name="T2">'s </text:span><text:span text:style-name="T6">t</text:span><text:span text:style-name="T2">u</text:span><text:span text:style-name="T6">r</text:span><text:span text:style-name="T2">n.</text:span></text:p>
      <text:p text:style-name="P10"><text:span text:style-name="T2">******C</text:span><text:span text:style-name="T6">l</text:span><text:span text:style-name="T2">a</text:span><text:span text:style-name="T6">s</text:span><text:span text:style-name="T2">s </text:span><text:span text:style-name="T8">G</text:span><text:span text:style-name="T5">a</text:span><text:span text:style-name="T9">m</text:span><text:span text:style-name="T2">eS</text:span><text:span text:style-name="T6">t</text:span><text:span text:style-name="T5">a</text:span><text:span text:style-name="T6">t</text:span><text:span text:style-name="T2">e******</text:span></text:p>
      <text:p text:style-name="P3"><text:span text:style-name="T5">*</text:span><text:span text:style-name="T11">T</text:span><text:span text:style-name="T2">h</text:span><text:span text:style-name="T6">i</text:span><text:span text:style-name="T2">s</text:span><text:span text:style-name="T8"> </text:span><text:span text:style-name="T2">c</text:span><text:span text:style-name="T6">l</text:span><text:span text:style-name="T2">a</text:span><text:span text:style-name="T6">s</text:span><text:span text:style-name="T2">s</text:span><text:span text:style-name="T8"> </text:span><text:span text:style-name="T2">o</text:span><text:span text:style-name="T20">r</text:span><text:span text:style-name="T2">gan</text:span><text:span text:style-name="T6">i</text:span><text:span text:style-name="T2">zes </text:span><text:span text:style-name="T6">t</text:span><text:span text:style-name="T2">he </text:span><text:span text:style-name="T6">m</text:span><text:span text:style-name="T2">e</text:span><text:span text:style-name="T6">t</text:span><text:span text:style-name="T5">a</text:span><text:span text:style-name="T6">-</text:span><text:span text:style-name="T2">e</text:span><text:span text:style-name="T6">l</text:span><text:span text:style-name="T5">e</text:span><text:span text:style-name="T9">m</text:span><text:span text:style-name="T2">e</text:span><text:span text:style-name="T8">n</text:span><text:span text:style-name="T6">t</text:span><text:span text:style-name="T2">s</text:span><text:span text:style-name="T8"> </text:span><text:span text:style-name="T2">of </text:span><text:span text:style-name="T6">t</text:span><text:span text:style-name="T2">he d</text:span><text:span text:style-name="T6">i</text:span><text:span text:style-name="T2">ce</text:span><text:span text:style-name="T8"> </text:span><text:span text:style-name="T2">ga</text:span><text:span text:style-name="T6">m</text:span><text:span text:style-name="T2">e.</text:span><text:span text:style-name="T15"> </text:span><text:span text:style-name="T2">The</text:span><text:span text:style-name="T6">s</text:span><text:span text:style-name="T2">e </text:span><text:span text:style-name="T6">i</text:span><text:span text:style-name="T2">n</text:span><text:span text:style-name="T5">c</text:span><text:span text:style-name="T6">l</text:span><text:span text:style-name="T2">ude </text:span><text:span text:style-name="T6">t</text:span><text:span text:style-name="T2">he p</text:span><text:span text:style-name="T6">l</text:span><text:span text:style-name="T11">a</text:span><text:span text:style-name="T10">y</text:span><text:span text:style-name="T2">e</text:span><text:span text:style-name="T6">r</text:span><text:span text:style-name="T2">s </text:span><text:span text:style-name="T6">i</text:span><text:span text:style-name="T2">n</text:span><text:span text:style-name="T5"> </text:span><text:span text:style-name="T6">t</text:span><text:span text:style-name="T2">he ga</text:span><text:span text:style-name="T6">m</text:span><text:span text:style-name="T2">e, </text:span><text:span text:style-name="T6">t</text:span><text:span text:style-name="T2">he</text:span><text:span text:style-name="T5"> </text:span><text:span text:style-name="T2">ga</text:span><text:span text:style-name="T6">m</text:span><text:span text:style-name="T2">e's</text:span><text:span text:style-name="T6"> </text:span><text:span text:style-name="T2">da</text:span><text:span text:style-name="T6">t</text:span><text:span text:style-name="T2">a</text:span><text:span text:style-name="T5"> </text:span><text:span text:style-name="T6">l</text:span><text:span text:style-name="T2">og, and a condi</text:span><text:span text:style-name="T6">ti</text:span><text:span text:style-name="T2">on of</text:span><text:span text:style-name="T8"> </text:span><text:span text:style-name="T6">w</text:span><text:span text:style-name="T2">he</text:span><text:span text:style-name="T6">t</text:span><text:span text:style-name="T2">h</text:span><text:span text:style-name="T5">e</text:span><text:span text:style-name="T2">r or</text:span><text:span text:style-name="T8"> </text:span><text:span text:style-name="T2">not</text:span><text:span text:style-name="T6"> t</text:span><text:span text:style-name="T2">he g</text:span><text:span text:style-name="T5">a</text:span><text:span text:style-name="T9">m</text:span><text:span text:style-name="T2">e</text:span><text:span text:style-name="T5"> </text:span><text:span text:style-name="T2">has</text:span><text:span text:style-name="T6"> st</text:span><text:span text:style-name="T2">a</text:span><text:span text:style-name="T8">r</text:span><text:span text:style-name="T6">t</text:span><text:span text:style-name="T2">ed.</text:span></text:p>
      <text:p text:style-name="P9"/>
      <text:p text:style-name="P4"/>
      <text:p text:style-name="P3"><text:span text:style-name="T2">******C</text:span><text:span text:style-name="T6">l</text:span><text:span text:style-name="T2">a</text:span><text:span text:style-name="T6">s</text:span><text:span text:style-name="T2">s</text:span><text:span text:style-name="T8"> </text:span><text:span text:style-name="T2">Ce</text:span><text:span text:style-name="T11">e</text:span><text:span text:style-name="T2">Lo</text:span><text:span text:style-name="T8">GU</text:span><text:span text:style-name="T2">I******</text:span></text:p>
      <text:p text:style-name="P3"><text:span text:style-name="T2">*</text:span><text:span text:style-name="T11">T</text:span><text:span text:style-name="T2">he</text:span><text:span text:style-name="T5"> </text:span><text:span text:style-name="T9">m</text:span><text:span text:style-name="T5">a</text:span><text:span text:style-name="T6">i</text:span><text:span text:style-name="T2">n </text:span><text:span text:style-name="T6">f</text:span><text:span text:style-name="T2">un</text:span><text:span text:style-name="T5">c</text:span><text:span text:style-name="T6">ti</text:span><text:span text:style-name="T2">on</text:span><text:span text:style-name="T5"> </text:span><text:span text:style-name="T2">and a</text:span><text:span text:style-name="T6">l</text:span><text:span text:style-name="T2">l</text:span><text:span text:style-name="T6"> </text:span><text:span text:style-name="T8">GU</text:span><text:span text:style-name="T2">I con</text:span><text:span text:style-name="T6">tr</text:span><text:span text:style-name="T2">ol </text:span><text:span text:style-name="T6">i</text:span><text:span text:style-name="T2">s</text:span><text:span text:style-name="T8"> </text:span><text:span text:style-name="T6">i</text:span><text:span text:style-name="T2">n </text:span><text:span text:style-name="T6">t</text:span><text:span text:style-name="T2">h</text:span><text:span text:style-name="T8">i</text:span><text:span text:style-name="T2">s c</text:span><text:span text:style-name="T6">l</text:span><text:span text:style-name="T2">a</text:span><text:span text:style-name="T8">s</text:span><text:span text:style-name="T6">s</text:span><text:span text:style-name="T2">, a</text:span><text:span text:style-name="T6">l</text:span><text:span text:style-name="T2">ong </text:span><text:span text:style-name="T8">w</text:span><text:span text:style-name="T6">it</text:span><text:span text:style-name="T2">h</text:span><text:span text:style-name="T5"> </text:span><text:span text:style-name="T6">t</text:span><text:span text:style-name="T2">he </text:span><text:span text:style-name="T8">i</text:span><text:span text:style-name="T9">m</text:span><text:span text:style-name="T5">p</text:span><text:span text:style-name="T6">l</text:span><text:span text:style-name="T2">e</text:span><text:span text:style-name="T6">m</text:span><text:span text:style-name="T2">en</text:span><text:span text:style-name="T6">t</text:span><text:span text:style-name="T5">a</text:span><text:span text:style-name="T6">ti</text:span><text:span text:style-name="T2">on</text:span><text:span text:style-name="T5"> </text:span><text:span text:style-name="T2">of </text:span><text:span text:style-name="T6">s</text:span><text:span text:style-name="T5">o</text:span><text:span text:style-name="T9">m</text:span><text:span text:style-name="T2">e</text:span><text:span text:style-name="T5"> </text:span><text:span text:style-name="T2">of </text:span><text:span text:style-name="T6">t</text:span><text:span text:style-name="T2">he</text:span><text:span text:style-name="T5"> </text:span><text:span text:style-name="T2">ga</text:span><text:span text:style-name="T6">m</text:span><text:span text:style-name="T2">e </text:span><text:span text:style-name="T6">l</text:span><text:span text:style-name="T2">og</text:span><text:span text:style-name="T6">i</text:span><text:span text:style-name="T2">c.</text:span></text:p>
      <text:p text:style-name="P4"/>
      <text:p text:style-name="P4"/>
      <text:p text:style-name="P4"/>
      <text:p text:style-name="P8"/>
      <text:p text:style-name="P3"><text:span text:style-name="T2">Log F</text:span><text:span text:style-name="T6">il</text:span><text:span text:style-name="T5">e</text:span><text:span text:style-name="T6">/</text:span><text:span text:style-name="T8">G</text:span><text:span text:style-name="T2">a</text:span><text:span text:style-name="T6">m</text:span><text:span text:style-name="T2">e Ex</text:span><text:span text:style-name="T5">a</text:span><text:span text:style-name="T9">m</text:span><text:span text:style-name="T2">p</text:span><text:span text:style-name="T6">l</text:span><text:span text:style-name="T2">e</text:span></text:p>
      <text:p text:style-name="P11"/>
      <text:p text:style-name="P4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6 2 4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6 1 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2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2 ro</text:span><text:span text:style-name="T28">l</text:span><text:span text:style-name="T27">l</text:span><text:span text:style-name="T26">ed 1 3 4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2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2 ro</text:span><text:span text:style-name="T28">l</text:span><text:span text:style-name="T27">l</text:span><text:span text:style-name="T26">ed 6 2 3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2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2 ro</text:span><text:span text:style-name="T28">l</text:span><text:span text:style-name="T27">l</text:span><text:span text:style-name="T26">ed 5 4 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2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2 ro</text:span><text:span text:style-name="T28">l</text:span><text:span text:style-name="T27">l</text:span><text:span text:style-name="T26">ed 2 3 6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2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2 ro</text:span><text:span text:style-name="T28">l</text:span><text:span text:style-name="T27">l</text:span><text:span text:style-name="T26">ed 2 1 2</text:span></text:p>
      <text:p text:style-name="P1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5 2 3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4 2 5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1 4 4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0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2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2 ro</text:span><text:span text:style-name="T28">l</text:span><text:span text:style-name="T27">l</text:span><text:span text:style-name="T26">ed 2 2 3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4 4 2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2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2 ro</text:span><text:span text:style-name="T28">l</text:span><text:span text:style-name="T27">l</text:span><text:span text:style-name="T26">ed 1 5 3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2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2 ro</text:span><text:span text:style-name="T28">l</text:span><text:span text:style-name="T27">l</text:span><text:span text:style-name="T26">ed 4 1 3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2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2 ro</text:span><text:span text:style-name="T28">l</text:span><text:span text:style-name="T27">l</text:span><text:span text:style-name="T26">ed 4 4 6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2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2 3 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3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</text:span></text:p>
      <text:p text:style-name="P14"><text:span text:style-name="T26">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3 5 2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3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4 3 2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3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2 1 5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3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3 1 6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3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4 5 5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3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2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2 ro</text:span><text:span text:style-name="T28">l</text:span><text:span text:style-name="T27">l</text:span><text:span text:style-name="T26">ed 2 4 2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3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1 3 5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3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2 4 3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3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3 6 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3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2 1 2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3</text:span></text:p>
      <text:p text:style-name="P15"><text:span text:style-name="T26">P</text:span><text:span text:style-name="T27">l</text:span><text:span text:style-name="T28">a</text:span><text:span text:style-name="T29">y</text:span><text:span text:style-name="T28">e</text:span><text:span text:style-name="T26">r 2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2 ro</text:span><text:span text:style-name="T28">l</text:span><text:span text:style-name="T27">l</text:span><text:span text:style-name="T26">ed 3 6 2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3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2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2 ro</text:span><text:span text:style-name="T28">l</text:span><text:span text:style-name="T27">l</text:span><text:span text:style-name="T26">ed 6 5 5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4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1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1 ro</text:span><text:span text:style-name="T28">l</text:span><text:span text:style-name="T27">l</text:span><text:span text:style-name="T26">ed 4 1 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1</text:span><text:span text:style-name="T27">'</text:span><text:span text:style-name="T26">s w</text:span><text:span text:style-name="T27">i</text:span><text:span text:style-name="T26">ns:</text:span><text:span text:style-name="T27"> </text:span><text:span text:style-name="T26">1</text:span></text:p>
      <text:p text:style-name="P3"><text:span text:style-name="T26">P</text:span><text:span text:style-name="T27">l</text:span><text:span text:style-name="T30">a</text:span><text:span text:style-name="T29">y</text:span><text:span text:style-name="T26">er</text:span><text:span text:style-name="T31"> </text:span><text:span text:style-name="T26">2</text:span><text:span text:style-name="T27">'</text:span><text:span text:style-name="T26">s w</text:span><text:span text:style-name="T27">i</text:span><text:span text:style-name="T26">ns:</text:span><text:span text:style-name="T27"> </text:span><text:span text:style-name="T26">4</text:span></text:p>
      <text:p text:style-name="P12"/>
      <text:p text:style-name="P3"><text:span text:style-name="T26">P</text:span><text:span text:style-name="T27">l</text:span><text:span text:style-name="T28">a</text:span><text:span text:style-name="T29">y</text:span><text:span text:style-name="T28">e</text:span><text:span text:style-name="T26">r 2's </text:span><text:span text:style-name="T27">t</text:span><text:span text:style-name="T26">urn! P</text:span><text:span text:style-name="T27">l</text:span><text:span text:style-name="T28">a</text:span><text:span text:style-name="T29">y</text:span><text:span text:style-name="T28">e</text:span><text:span text:style-name="T26">r 2 ro</text:span><text:span text:style-name="T28">l</text:span><text:span text:style-name="T27">l</text:span><text:span text:style-name="T26">ed 4 5 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665in" fo:margin-bottom="0.0417in" fo:keep-with-next="always"/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665in" fo:margin-bottom="0.0417in" fo:keep-with-next="always"/>
      <style:text-properties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665in" fo:margin-bottom="0.0417in"/>
      <style:text-properties style:font-name="Calibri" fo:font-size="13pt" fo:font-style="italic" fo:font-weight="bold" style:font-size-asian="13pt" style:font-style-asian="italic" style:font-weight-asian="bold" style:font-name-complex="F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665in" fo:margin-bottom="0.0417in"/>
      <style:text-properties style:font-name="Calibri" fo:font-size="12pt" style:font-size-asian="12pt" style:font-name-complex="F" style:font-size-complex="12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/>
      <style:text-properties style:font-name="Calibri" fo:font-size="12pt" fo:font-style="italic" style:font-size-asian="12pt" style:font-style-asian="italic" style:font-name-complex="F" style:font-size-complex="12pt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/>
      <style:text-properties style:font-name="Cambria" fo:font-size="11pt" style:font-size-asian="11pt" style:font-name-complex="F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0555in" style:type="center"/>
          <style:tab-stop style:position="6.11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size-asian="13pt" style:font-style-asian="italic" style:font-weight-asian="bold" style:font-name-complex="F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size-asian="12pt" style:font-name-complex="F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size-asian="12pt" style:font-style-asian="italic" style:font-name-complex="F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size="11pt" style:font-size-asian="11pt" style:font-name-complex="F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.028in" fo:margin-bottom="0.1945in" fo:margin-left="1.1945in" fo:margin-right="1.1945in" style:writing-mode="lr-tb" style:layout-grid-color="#c0c0c0" style:layout-grid-lines="24835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.028in" fo:margin-bottom="0.1945in" fo:margin-left="0.7083in" fo:margin-right="0.722in" style:writing-mode="lr-tb" style:layout-grid-color="#c0c0c0" style:layout-grid-lines="24835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5in" fo:margin-bottom="0.1945in" fo:margin-left="1.028in" fo:margin-right="0.8055in" style:writing-mode="lr-tb" style:layout-grid-color="#c0c0c0" style:layout-grid-lines="25541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362in" fo:margin-bottom="0.1945in" fo:margin-left="1.1945in" fo:margin-right="1.1945in" style:writing-mode="lr-tb" style:layout-grid-color="#c0c0c0" style:layout-grid-lines="25576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4"/>
    <style:master-page style:name="Converted5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11-01T14:24:28</dc:date>
    <dc:creator>Sean </dc:creator>
    <meta:document-statistic meta:table-count="0" meta:image-count="0" meta:object-count="0" meta:page-count="6" meta:paragraph-count="103" meta:word-count="833" meta:character-count="4077" meta:non-whitespace-character-count="33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